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style:writing-mode="lr-tb"/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>
      <style:paragraph-properties fo:margin-top="0in" fo:margin-bottom="0in" style:contextual-spacing="false"/>
      <style:text-properties officeooo:rsid="00244471" officeooo:paragraph-rsid="00244471"/>
    </style:style>
    <style:style style:name="P9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 style:writing-mode="lr-tb"/>
    </style:style>
    <style:style style:name="T1" style:family="text">
      <style:text-properties officeooo:rsid="00240715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I Prompt: </text:span>Give five more exercises on simplification of boolean expressions. Make it a combination of simple, moderate, difficult exercises </text:p>
      <text:section text:style-name="Sect1" text:name="model-response-message-contentr_8e3cd5f387c484d5">
        <text:p text:style-name="P2">Okay, here are five more Boolean expression simplification exercises, with a mix of difficulty levels:</text:p>
        <text:p text:style-name="Text_20_body"><text:span text:style-name="Strong_20_Emphasis">1. Simple:</text:span></text:p>
        <text:list text:style-name="L1">
          <text:list-item>
            <text:p text:style-name="P3">Expression: <text:span text:style-name="Source_20_Text">(A OR False) AND (B OR False)</text:span> </text:p>
          </text:list-item>
        </text:list>
        <text:p text:style-name="Text_20_body"><text:span text:style-name="Strong_20_Emphasis">2. Simple:</text:span></text:p>
        <text:list text:style-name="L2">
          <text:list-item>
            <text:p text:style-name="P4">Expression: <text:span text:style-name="Source_20_Text">(A AND True) OR (B AND True)</text:span> </text:p>
          </text:list-item>
        </text:list>
        <text:p text:style-name="Text_20_body"><text:span text:style-name="Strong_20_Emphasis">3. Moderate:</text:span></text:p>
        <text:list text:style-name="L3">
          <text:list-item>
            <text:p text:style-name="P5">Expression: <text:span text:style-name="Source_20_Text">(A AND (NOT B)) OR ((NOT A) AND (NOT B))</text:span> </text:p>
          </text:list-item>
        </text:list>
        <text:p text:style-name="Text_20_body"><text:span text:style-name="Strong_20_Emphasis">4. Moderate:</text:span></text:p>
        <text:list text:style-name="L4">
          <text:list-item>
            <text:p text:style-name="P6">Expression: <text:span text:style-name="Source_20_Text">(A OR B) AND (A OR (NOT B))</text:span> </text:p>
          </text:list-item>
        </text:list>
        <text:p text:style-name="Text_20_body"><text:span text:style-name="Strong_20_Emphasis">5. Difficult:</text:span></text:p>
        <text:list text:style-name="L5">
          <text:list-item>
            <text:p text:style-name="P7">Expression: <text:span text:style-name="Source_20_Text">(A AND B AND C) OR (A AND B AND (NOT C)) OR (A AND (NOT B) AND C) OR (A AND (NOT B) AND (NOT C))</text:span> </text:p>
          </text:list-item>
        </text:list>
        <text:p text:style-name="Text_20_body">I've aimed for a range that will give you good practice!</text:p>
        <text:p text:style-name="Text_20_body"><text:span text:style-name="Strong_20_Emphasis">Tips for Simplification:</text:span></text:p>
        <text:list text:style-name="L6">
          <text:list-item>
            <text:p text:style-name="P8">Use all the properties that we learned. </text:p>
            <text:p text:style-name="P8"/>
          </text:list-item>
        </text:list>
        <text:p text:style-name="Text_20_body"><text:span text:style-name="Strong_20_Emphasis">Solutions (Hidden - Try to work them out first!):</text:span></text:p>
        <text:p text:style-name="Text_20_body"><text:span text:style-name="Strong_20_Emphasis">1. Simple:</text:span></text:p>
        <text:p text:style-name="P9"><text:span text:style-name="Source_20_Text">* `B AND A`</text:span></text:p>
        <text:p text:style-name="Text_20_body"><text:span text:style-name="Strong_20_Emphasis">2. Simple:</text:span></text:p>
        <text:p text:style-name="P9"><text:span text:style-name="Source_20_Text">* `A OR B`</text:span></text:p>
        <text:p text:style-name="Text_20_body"><text:span text:style-name="Strong_20_Emphasis">3. Moderate:</text:span></text:p>
        <text:p text:style-name="P9"><text:span text:style-name="Source_20_Text">* `NOT B`</text:span></text:p>
        <text:p text:style-name="Text_20_body"><text:span text:style-name="Strong_20_Emphasis">4. Moderate:</text:span></text:p>
        <text:p text:style-name="P9"><text:span text:style-name="Source_20_Text">* `A`</text:span></text:p>
        <text:p text:style-name="Text_20_body"><text:span text:style-name="Strong_20_Emphasis">5. Difficult:</text:span></text:p>
        <text:p text:style-name="P9"><text:span text:style-name="Source_20_Text">* `A`</text:span></text:p>
      </text:section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17T20:07:49.857000000</dc:date>
    <meta:editing-duration>PT40M25S</meta:editing-duration>
    <meta:editing-cycles>12</meta:editing-cycles>
    <meta:generator>LibreOffice/24.8.0.3$Windows_X86_64 LibreOffice_project/0bdf1299c94fe897b119f97f3c613e9dca6be583</meta:generator>
    <meta:print-date>2025-03-04T14:01:07.975000000</meta:print-date>
    <meta:printed-by>PDF files</meta:printed-by>
    <meta:document-statistic meta:table-count="0" meta:image-count="0" meta:object-count="0" meta:page-count="1" meta:paragraph-count="27" meta:word-count="171" meta:character-count="858" meta:non-whitespace-character-count="713"/>
  </office:meta>
</office:document-meta>
</file>